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ontatsprotokoll</text:p>
          </table:table-cell>
          <table:table-cell table:number-columns-repeated="2"/>
          <table:table-cell office:value-type="string" calcext:value-type="string">
            <text:p>${twig: monthlyWTR.month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${twig: monthlyWTR.employee_id.n_fn}</text:p>
          </table:table-cell>
          <table:table-cell/>
          <table:table-cell office:value-type="string" calcext:value-type="string">
            <text:p>Ausweis-Nr.:</text:p>
          </table:table-cell>
          <table:table-cell office:value-type="string" calcext:value-type="string">
            <text:p>….</text:p>
          </table:table-cell>
          <table:table-cell/>
          <table:table-cell office:value-type="string" calcext:value-type="string">
            <text:p>Abteilung:</text:p>
          </table:table-cell>
          <table:table-cell office:value-type="string" calcext:value-type="string">
            <text:p>….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nwesend</text:p>
          </table:table-cell>
          <table:table-cell table:number-columns-repeated="6"/>
          <table:table-cell office:value-type="string" calcext:value-type="string">
            <text:p>berechnet</text:p>
          </table:table-cell>
          <table:table-cell/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Lohnarten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bzug</text:p>
          </table:table-cell>
          <table:table-cell office:value-type="string" calcext:value-type="string">
            <text:p>StdF</text:p>
          </table:table-cell>
          <table:table-cell office:value-type="string" calcext:value-type="string">
            <text:p>StdU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office:value-type="string" calcext:value-type="string">
            <text:p>${ROW}${twig: record.date|localizeddate('none', 'none', app.user.locale, record.date.getTimezone(), 'cccccc. d.')}</text:p>
          </table:table-cell>
          <table:table-cell office:value-type="string" calcext:value-type="string">
            <text:p>${twig: record.working_times.getByIndex(0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0).end}</text:p>
          </table:table-cell>
          <table:table-cell office:value-type="string" calcext:value-type="string">
            <text:p>${twig: record.working_times.getByIndex(1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1).end}</text:p>
          </table:table-cell>
          <table:table-cell office:value-type="string" calcext:value-type="string">
            <text:p>${twig: record.working_times.getByIndex(2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2).end}</text:p>
          </table:table-cell>
          <table:table-cell office:value-type="string" calcext:value-type="string">
            <text:p>${twig: record.working_times.getByIndex(0).start}</text:p>
          </table:table-cell>
          <table:table-cell office:value-type="string" calcext:value-type="string">
            <text:p>${twig: record.working_times.getLastRecord().end}</text:p>
          </table:table-cell>
          <table:table-cell office:value-type="string" calcext:value-type="string">
            <text:p>${twig: record.break_time_net / 3600}</text:p>
          </table:table-cell>
          <table:table-cell office:value-type="string" calcext:value-type="string">
            <text:p>${twig: record.break_time_deduction / 3600} </text:p>
          </table:table-cell>
          <table:table-cell office:value-type="string" calcext:value-type="string">
            <text:p>${twig: findBySubProperty(record.working_times, 'wage_type', 'id',30).sum('duration') / 3600}</text:p>
          </table:table-cell>
          <table:table-cell office:value-type="string" calcext:value-type="string">
            <text:p>${twig: <text:s/>findBySubProperty(record.working_times, 'wage_type', 'id',32).sum('duration') / 3600}</text:p>
          </table:table-cell>
          <table:table-cell office:value-type="string" calcext:value-type="string">
            <text:p>${twig: <text:s/>findBySubProperty(record.working_times, 'wage_type', 'id', 33).sum('duration') / 3600}</text:p>
          </table:table-cell>
          <table:table-cell office:value-type="string" calcext:value-type="string">
            <text:p>${twig: (record.working_time_actual + record.working_time_correction) / 3600}</text:p>
          </table:table-cell>
          <table:table-cell office:value-type="string" calcext:value-type="string">
            <text:p>${twig: (record.working_time_target + record.working_time_target_correction) / 3600}</text:p>
          </table:table-cell>
          <table:table-cell office:value-type="string" calcext:value-type="string">
            <text:p>${twig: (record.working_time_actual + record.working_time_correction - record.working_time_target - record.working_time_target_correction) / 3600} </text:p>
          </table:table-cell>
          <table:table-cell office:value-type="string" calcext:value-type="string">
            <text:p>${twig: record.system_remark}${twig: record.user_remark}</text:p>
          </table:table-cell>
          <table:table-cell office:value-type="string" calcext:value-type="string">
            <text:p>${/ROW}</text:p>
          </table:table-cell>
        </table:table-row>
        <table:table-row table:style-name="ro1">
          <table:table-cell office:value-type="string" calcext:value-type="string">
            <text:p>${GROUP_END}</text:p>
          </table:table-cell>
          <table:table-cell table:number-columns-repeated="11"/>
          <table:table-cell office:value-type="string" calcext:value-type="string">
            <text:p>${twig: weekSummary.break_time_net / 3600}</text:p>
          </table:table-cell>
          <table:table-cell office:value-type="string" calcext:value-type="string">
            <text:p>${twig: weekSummary.break_time_deduction / 3600}</text:p>
          </table:table-cell>
          <table:table-cell office:value-type="string" calcext:value-type="string">
            <text:p>${twig: <text:s/>findBySubProperty(weekSummary.working_times, 'wage_type', 'id', 30).sum('duration') / 3600}</text:p>
          </table:table-cell>
          <table:table-cell office:value-type="string" calcext:value-type="string">
            <text:p>${twig: findBySubProperty(weekSummary.working_times, 'wage_type', 'id',32).sum('duration') / 3600}</text:p>
          </table:table-cell>
          <table:table-cell office:value-type="string" calcext:value-type="string">
            <text:p>${twig: findBySubProperty(weekSummary.working_times, 'wage_type', 'id',33).sum('duration') / 3600}</text:p>
          </table:table-cell>
          <table:table-cell office:value-type="string" calcext:value-type="string">
            <text:p>${twig: weekSummary.working_time_actual / 3600}</text:p>
          </table:table-cell>
          <table:table-cell office:value-type="string" calcext:value-type="string">
            <text:p>${twig: (weekSummary.working_time_target + weekSummary.working_time_target_correction) / 3600}</text:p>
          </table:table-cell>
          <table:table-cell office:value-type="string" calcext:value-type="string">
            <text:p>${twig: (weekSummary.working_time_actual + weekSummary.working_time_correction - weekSummary.working_time_target - weekSummary.working_time_target_correction) / 3600}</text:p>
          </table:table-cell>
          <table:table-cell/>
          <table:table-cell office:value-type="string" calcext:value-type="string">
            <text:p>${/GROUP_END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3:12:37.2611564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13:12:51.917134409</dc:date>
    <meta:editing-duration>PT1H41M27S</meta:editing-duration>
    <meta:editing-cycles>27</meta:editing-cycles>
    <meta:generator>LibreOffice/6.0.7.3$Linux_X86_64 LibreOffice_project/00m0$Build-3</meta:generator>
    <meta:document-statistic meta:table-count="1" meta:cell-count="63" meta:object-count="0"/>
  </office:meta>
</office:document-meta>
</file>